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COMPETENCE</text:p>
      <text:p text:style-name="P1"/>
      <text:p text:style-name="P1"/>
      <text:p text:style-name="P1"/>
      <text:p text:style-name="P2">Besoin du client + (Compte rendu de réunion à mi-projet) :</text:p>
      <text:p text:style-name="P2"/>
      <text:list xml:id="list845345081957985866" text:style-name="L1">
        <text:list-item>
          <text:p text:style-name="P3">Priorité = La gestion de compétence</text:p>
        </text:list-item>
        <text:list-item>
          <text:p text:style-name="P3">MAJ de compétences <text:s/>important</text:p>
        </text:list-item>
        <text:list-item>
          <text:p text:style-name="P3">Liste de compétences important</text:p>
          <text:p text:style-name="P3"/>
        </text:list-item>
        <text:list-item>
          <text:p text:style-name="P3">Gestion du Login / Mise en place du filtre</text:p>
        </text:list-item>
        <text:list-item>
          <text:p text:style-name="P3">Profil (utilisateur + CDP + admin avec flag en base)</text:p>
        </text:list-item>
        <text:list-item>
          <text:p text:style-name="P3">Promotion et Statut = Guide d'utilisation PGAdmin pour action CRUD en BDD.</text:p>
        </text:list-item>
        <text:list-item>
          <text:p text:style-name="P3">Test fonctionnel = scénario </text:p>
        </text:list-item>
        <text:list-item>
          <text:p text:style-name="P3">Intégration excel d'utilisateurs</text:p>
        </text:list-item>
        <text:list-item>
          <text:p text:style-name="P3">Charge / Capacité / avancement / diagramme de Gant / Mesure calcul j/ho / Estimation de charge</text:p>
        </text:list-item>
        <text:list-item>
          <text:p text:style-name="P3">Guide développeur</text:p>
        </text:list-item>
        <text:list-item>
          <text:p text:style-name="P3">Guide utilisateur (utilisateur et chef de projet)</text:p>
        </text:list-item>
        <text:list-item>
          <text:p text:style-name="P3">SFG + SFD</text:p>
        </text:list-item>
        <text:list-item>
          <text:p text:style-name="P3">Maquette détaillée + enchainement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0T10:01:06</meta:creation-date>
    <dc:date>2013-09-16T22:56:13.99</dc:date>
    <meta:editing-duration>PT16M49S</meta:editing-duration>
    <meta:editing-cycles>5</meta:editing-cycles>
    <meta:generator>OpenOffice/4.0.0$Win32 OpenOffice.org_project/400m3$Build-9702</meta:generator>
    <meta:document-statistic meta:table-count="0" meta:image-count="0" meta:object-count="0" meta:page-count="1" meta:paragraph-count="15" meta:word-count="110" meta:character-count="606"/>
  </office:meta>
</office:document-meta>
</file>